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Averag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8" table:default-cell-style-name="ce2"/>
        <table:table-row table:style-name="ro1">
          <table:table-cell/>
          <table:table-cell table:style-name="Default"/>
          <table:table-cell table:style-name="ce3" office:value-type="string" calcext:value-type="string" table:number-columns-spanned="9" table:number-rows-spanned="1">
            <text:p>Média de conectividade dos ASes por perfil</text:p>
          </table:table-cell>
          <table:covered-table-cell table:number-columns-repeated="8" table:style-name="Default"/>
        </table:table-row>
        <table:table-row table:style-name="ro2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3" calcext:value-type="float">
            <text:p>4.3</text:p>
          </table:table-cell>
        </table:table-row>
        <table:table-row table:style-name="ro2">
          <table:table-cell table:style-name="ce1" office:value-type="float" office:value="1.1" calcext:value-type="float">
            <text:p>1.1</text:p>
          </table:table-cell>
          <table:table-cell office:value-type="float" office:value="5.71428571429" calcext:value-type="float">
            <text:p>5.71428571429</text:p>
          </table:table-cell>
          <table:table-cell office:value-type="float" office:value="30.3571428571" calcext:value-type="float">
            <text:p>30.3571428571</text:p>
          </table:table-cell>
          <table:table-cell office:value-type="float" office:value="2" calcext:value-type="float">
            <text:p>2</text:p>
          </table:table-cell>
          <table:table-cell office:value-type="float" office:value="4.28571428571" calcext:value-type="float">
            <text:p>4.28571428571</text:p>
          </table:table-cell>
          <table:table-cell office:value-type="float" office:value="1.71428571429" calcext:value-type="float">
            <text:p>1.71428571429</text:p>
          </table:table-cell>
          <table:table-cell office:value-type="float" office:value="7.35714285714" calcext:value-type="float">
            <text:p>7.357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785714285714" calcext:value-type="float">
            <text:p>0.785714285714</text:p>
          </table:table-cell>
          <table:table-cell office:value-type="float" office:value="7.92857142857" calcext:value-type="float">
            <text:p>7.92857142857</text:p>
          </table:table-cell>
          <table:table-cell office:value-type="float" office:value="0.714285714286" calcext:value-type="float">
            <text:p>0.714285714286</text:p>
          </table:table-cell>
        </table:table-row>
        <table:table-row table:style-name="ro2">
          <table:table-cell table:style-name="ce1" office:value-type="float" office:value="1.2" calcext:value-type="float">
            <text:p>1.2</text:p>
          </table:table-cell>
          <table:table-cell office:value-type="float" office:value="2.70700636943" calcext:value-type="float">
            <text:p>2.70700636943</text:p>
          </table:table-cell>
          <table:table-cell office:value-type="float" office:value="17.5350318471" calcext:value-type="float">
            <text:p>17.5350318471</text:p>
          </table:table-cell>
          <table:table-cell office:value-type="float" office:value="0.624203821656" calcext:value-type="float">
            <text:p>0.624203821656</text:p>
          </table:table-cell>
          <table:table-cell office:value-type="float" office:value="1.33757961783" calcext:value-type="float">
            <text:p>1.33757961783</text:p>
          </table:table-cell>
          <table:table-cell office:value-type="float" office:value="1.06369426752" calcext:value-type="float">
            <text:p>1.06369426752</text:p>
          </table:table-cell>
          <table:table-cell office:value-type="float" office:value="3.22929936306" calcext:value-type="float">
            <text:p>3.22929936306</text:p>
          </table:table-cell>
          <table:table-cell office:value-type="float" office:value="0.184713375796" calcext:value-type="float">
            <text:p>0.184713375796</text:p>
          </table:table-cell>
          <table:table-cell office:value-type="float" office:value="0.420382165605" calcext:value-type="float">
            <text:p>0.420382165605</text:p>
          </table:table-cell>
          <table:table-cell office:value-type="float" office:value="4.03184713376" calcext:value-type="float">
            <text:p>4.03184713376</text:p>
          </table:table-cell>
          <table:table-cell office:value-type="float" office:value="0.337579617834" calcext:value-type="float">
            <text:p>0.337579617834</text:p>
          </table:table-cell>
        </table:table-row>
        <table:table-row table:style-name="ro2">
          <table:table-cell table:style-name="ce1" office:value-type="float" office:value="2.1" calcext:value-type="float">
            <text:p>2.1</text:p>
          </table:table-cell>
          <table:table-cell office:value-type="float" office:value="3.11111111111" calcext:value-type="float">
            <text:p>3.11111111111</text:p>
          </table:table-cell>
          <table:table-cell office:value-type="float" office:value="10.8888888889" calcext:value-type="float">
            <text:p>10.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.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.11111111111" calcext:value-type="float">
            <text:p>2.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222222222222" calcext:value-type="float">
            <text:p>0.222222222222</text:p>
          </table:table-cell>
          <table:table-cell office:value-type="float" office:value="2.88888888889" calcext:value-type="float">
            <text:p>2.88888888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.2" calcext:value-type="float">
            <text:p>2.2</text:p>
          </table:table-cell>
          <table:table-cell office:value-type="float" office:value="2.22222222222" calcext:value-type="float">
            <text:p>2.22222222222</text:p>
          </table:table-cell>
          <table:table-cell table:style-name="ce2" office:value-type="float" office:value="7.77777777778" calcext:value-type="float">
            <text:p>7.77777777778</text:p>
          </table:table-cell>
          <table:table-cell office:value-type="float" office:value="0.111111111111" calcext:value-type="float">
            <text:p>0.111111111111</text:p>
          </table:table-cell>
          <table:table-cell office:value-type="float" office:value="1.59259259259" calcext:value-type="float">
            <text:p>1.59259259259</text:p>
          </table:table-cell>
          <table:table-cell office:value-type="float" office:value="0.555555555556" calcext:value-type="float">
            <text:p>0.555555555556</text:p>
          </table:table-cell>
          <table:table-cell office:value-type="float" office:value="2.14814814815" calcext:value-type="float">
            <text:p>2.14814814815</text:p>
          </table:table-cell>
          <table:table-cell table:number-columns-repeated="2" office:value-type="float" office:value="0.111111111111" calcext:value-type="float">
            <text:p>0.111111111111</text:p>
          </table:table-cell>
          <table:table-cell office:value-type="float" office:value="1.77777777778" calcext:value-type="float">
            <text:p>1.77777777778</text:p>
          </table:table-cell>
          <table:table-cell office:value-type="float" office:value="0.037037037037" calcext:value-type="float">
            <text:p>0.037037037037</text:p>
          </table:table-cell>
        </table:table-row>
        <table:table-row table:style-name="ro2">
          <table:table-cell table:style-name="ce1"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table:style-name="ce1" office:value-type="float" office:value="3.2" calcext:value-type="float">
            <text:p>3.2</text:p>
          </table:table-cell>
          <table:table-cell office:value-type="float" office:value="2.86111111111" calcext:value-type="float">
            <text:p>2.86111111111</text:p>
          </table:table-cell>
          <table:table-cell office:value-type="float" office:value="14.0833333333" calcext:value-type="float">
            <text:p>14.0833333333</text:p>
          </table:table-cell>
          <table:table-cell office:value-type="float" office:value="0.527777777778" calcext:value-type="float">
            <text:p>0.527777777778</text:p>
          </table:table-cell>
          <table:table-cell office:value-type="float" office:value="1.61111111111" calcext:value-type="float">
            <text:p>1.61111111111</text:p>
          </table:table-cell>
          <table:table-cell office:value-type="float" office:value="0.888888888889" calcext:value-type="float">
            <text:p>0.888888888889</text:p>
          </table:table-cell>
          <table:table-cell office:value-type="float" office:value="4.44444444444" calcext:value-type="float">
            <text:p>4.44444444444</text:p>
          </table:table-cell>
          <table:table-cell office:value-type="float" office:value="0.222222222222" calcext:value-type="float">
            <text:p>0.222222222222</text:p>
          </table:table-cell>
          <table:table-cell office:value-type="float" office:value="0.555555555556" calcext:value-type="float">
            <text:p>0.555555555556</text:p>
          </table:table-cell>
          <table:table-cell office:value-type="float" office:value="3.66666666667" calcext:value-type="float">
            <text:p>3.66666666667</text:p>
          </table:table-cell>
          <table:table-cell office:value-type="float" office:value="0.472222222222" calcext:value-type="float">
            <text:p>0.472222222222</text:p>
          </table:table-cell>
        </table:table-row>
        <table:table-row table:style-name="ro2">
          <table:table-cell table:style-name="ce1"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1" office:value-type="float" office:value="4.1" calcext:value-type="float">
            <text:p>4.1</text:p>
          </table:table-cell>
          <table:table-cell office:value-type="float" office:value="1.57142857143" calcext:value-type="float">
            <text:p>1.57142857143</text:p>
          </table:table-cell>
          <table:table-cell table:style-name="ce2" office:value-type="float" office:value="9.42857142857" calcext:value-type="float">
            <text:p>9.42857142857</text:p>
          </table:table-cell>
          <table:table-cell office:value-type="float" office:value="0.285714285714" calcext:value-type="float">
            <text:p>0.285714285714</text:p>
          </table:table-cell>
          <table:table-cell office:value-type="float" office:value="0.428571428571" calcext:value-type="float">
            <text:p>0.428571428571</text:p>
          </table:table-cell>
          <table:table-cell office:value-type="float" office:value="1.14285714286" calcext:value-type="float">
            <text:p>1.14285714286</text:p>
          </table:table-cell>
          <table:table-cell office:value-type="float" office:value="2.85714285714" calcext:value-type="float">
            <text:p>2.85714285714</text:p>
          </table:table-cell>
          <table:table-cell office:value-type="float" office:value="0.285714285714" calcext:value-type="float">
            <text:p>0.285714285714</text:p>
          </table:table-cell>
          <table:table-cell office:value-type="float" office:value="1.28571428571" calcext:value-type="float">
            <text:p>1.28571428571</text:p>
          </table:table-cell>
          <table:table-cell office:value-type="float" office:value="2.57142857143" calcext:value-type="float">
            <text:p>2.57142857143</text:p>
          </table:table-cell>
          <table:table-cell office:value-type="float" office:value="0.285714285714" calcext:value-type="float">
            <text:p>0.285714285714</text:p>
          </table:table-cell>
        </table:table-row>
        <table:table-row table:style-name="ro2">
          <table:table-cell table:style-name="ce1" office:value-type="float" office:value="4.2" calcext:value-type="float">
            <text:p>4.2</text:p>
          </table:table-cell>
          <table:table-cell office:value-type="float" office:value="2.41304347826" calcext:value-type="float">
            <text:p>2.41304347826</text:p>
          </table:table-cell>
          <table:table-cell office:value-type="float" office:value="13.7608695652" calcext:value-type="float">
            <text:p>13.7608695652</text:p>
          </table:table-cell>
          <table:table-cell office:value-type="float" office:value="0.565217391304" calcext:value-type="float">
            <text:p>0.565217391304</text:p>
          </table:table-cell>
          <table:table-cell office:value-type="float" office:value="1.04347826087" calcext:value-type="float">
            <text:p>1.04347826087</text:p>
          </table:table-cell>
          <table:table-cell office:value-type="float" office:value="0.739130434783" calcext:value-type="float">
            <text:p>0.739130434783</text:p>
          </table:table-cell>
          <table:table-cell office:value-type="float" office:value="2.86956521739" calcext:value-type="float">
            <text:p>2.86956521739</text:p>
          </table:table-cell>
          <table:table-cell office:value-type="float" office:value="0.152173913043" calcext:value-type="float">
            <text:p>0.152173913043</text:p>
          </table:table-cell>
          <table:table-cell office:value-type="float" office:value="0.391304347826" calcext:value-type="float">
            <text:p>0.391304347826</text:p>
          </table:table-cell>
          <table:table-cell office:value-type="float" office:value="4.17391304348" calcext:value-type="float">
            <text:p>4.17391304348</text:p>
          </table:table-cell>
          <table:table-cell office:value-type="float" office:value="0.282608695652" calcext:value-type="float">
            <text:p>0.282608695652</text:p>
          </table:table-cell>
        </table:table-row>
        <table:table-row table:style-name="ro2">
          <table:table-cell table:style-name="ce1" office:value-type="float" office:value="4.3" calcext:value-type="float">
            <text:p>4.3</text:p>
          </table:table-cell>
          <table:table-cell office:value-type="float" office:value="1.66666666667" calcext:value-type="float">
            <text:p>1.66666666667</text:p>
          </table:table-cell>
          <table:table-cell table:style-name="ce2" office:value-type="float" office:value="8.83333333333" calcext:value-type="float">
            <text:p>8.8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7" calcext:value-type="float">
            <text:p>0.1666666666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2.83333333333" calcext:value-type="float">
            <text:p>2.83333333333</text:p>
          </table:table-cell>
          <table:table-cell office:value-type="float" office:value="0.166666666667" calcext:value-type="float">
            <text:p>0.166666666667</text:p>
          </table:table-cell>
          <table:table-cell office:value-type="float" office:value="0.333333333333" calcext:value-type="float">
            <text:p>0.333333333333</text:p>
          </table:table-cell>
          <table:table-cell office:value-type="float" office:value="2.16666666667" calcext:value-type="float">
            <text:p>2.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/>
          <table:table-cell table:style-name="ce1" office:value-type="string" calcext:value-type="string">
            <text:p>Note 1</text:p>
          </table:table-cell>
          <table:table-cell table:style-name="Default" office:value-type="string" calcext:value-type="string">
            <text:p>A média foi calculada a partir do número de ASes da linha correspondente. Por isso há valores diferentes de 1.1 com 1.2 e vice versa. 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Veja proxima aba para um exemplo explicativo. Para entender por favor comparar E174 com H16 lendo os comentarios das celulas.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/>
          <table:table-cell table:style-name="ce1" office:value-type="string" calcext:value-type="string">
            <text:p>Note 2</text:p>
          </table:table-cell>
          <table:table-cell table:style-name="Default" office:value-type="string" calcext:value-type="string">
            <text:p>valores em amarelo são destaques de maiores médias</text:p>
          </table:table-cell>
          <table:table-cell table:style-name="Default" table:number-columns-repeated="7"/>
        </table:table-row>
      </table:table>
      <table:table table:name="Matrix" table:style-name="ta1">
        <table:table-column table:style-name="co1" table:number-columns-repeated="31" table:default-cell-style-name="Default"/>
        <table:table-row table:style-name="ro2">
          <table:table-cell table:number-columns-repeated="3"/>
          <table:table-cell table:style-name="ce5" office:value-type="float" office:value="1.1" calcext:value-type="float">
            <text:p>1.1</text:p>
          </table:table-cell>
          <table:table-cell table:number-columns-repeated="2"/>
          <table:table-cell table:style-name="ce5" office:value-type="float" office:value="1.2" calcext:value-type="float">
            <text:p>1.2</text:p>
          </table:table-cell>
          <table:table-cell table:number-columns-repeated="2"/>
          <table:table-cell table:style-name="ce5" office:value-type="float" office:value="2.1" calcext:value-type="float">
            <text:p>2.1</text:p>
          </table:table-cell>
          <table:table-cell table:number-columns-repeated="2"/>
          <table:table-cell table:style-name="ce5" office:value-type="float" office:value="2.2" calcext:value-type="float">
            <text:p>2.2</text:p>
          </table:table-cell>
          <table:table-cell table:number-columns-repeated="2"/>
          <table:table-cell table:style-name="ce5" office:value-type="float" office:value="3.1" calcext:value-type="float">
            <text:p>3.1</text:p>
          </table:table-cell>
          <table:table-cell table:number-columns-repeated="2"/>
          <table:table-cell table:style-name="ce5" office:value-type="float" office:value="3.2" calcext:value-type="float">
            <text:p>3.2</text:p>
          </table:table-cell>
          <table:table-cell table:number-columns-repeated="2"/>
          <table:table-cell table:style-name="ce5" office:value-type="float" office:value="3.3" calcext:value-type="float">
            <text:p>3.3</text:p>
          </table:table-cell>
          <table:table-cell table:number-columns-repeated="2"/>
          <table:table-cell table:style-name="ce5" office:value-type="float" office:value="4.1" calcext:value-type="float">
            <text:p>4.1</text:p>
          </table:table-cell>
          <table:table-cell table:number-columns-repeated="2"/>
          <table:table-cell table:style-name="ce5" office:value-type="float" office:value="4.2" calcext:value-type="float">
            <text:p>4.2</text:p>
          </table:table-cell>
          <table:table-cell table:number-columns-repeated="2"/>
          <table:table-cell table:style-name="ce5" office:value-type="float" office:value="4.3" calcext:value-type="float">
            <text:p>4.3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5" office:value-type="float" office:value="1.1" calcext:value-type="float">
            <text:p>1.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STDEV([.D2:.D15])" office:value-type="float" office:value="2.99816793876043" calcext:value-type="float">
            <text:p/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CONFIDENCE(0.05;[.F11];17)" office:value-type="float" office:value="1.42521237948951" calcext:value-type="float">
            <text:p/>
          </table:table-cell>
          <table:table-cell office:value-type="float" office:value="44" calcext:value-type="float">
            <text:p>44</text:p>
          </table:table-cell>
          <table:table-cell/>
          <table:table-cell table:formula="of:=STDEV([.G2:.G15])" office:value-type="float" office:value="30.8759481769253" calcext:value-type="float">
            <text:p/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CONFIDENCE(0.05;[.I12];14)" office:value-type="float" office:value="16.1735135422101" calcext:value-type="float">
            <text:p/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formula="of:=SUM([.D2:.D15])" office:value-type="float" office:value="80" calcext:value-type="float">
            <text:p/>
          </table:table-cell>
          <table:table-cell table:formula="of:=[.E16]/14" office:value-type="float" office:value="5.71428571428571" calcext:value-type="float">
            <text:p/>
          </table:table-cell>
          <table:table-cell/>
          <table:table-cell table:formula="of:=SUM([.G2:.G15])" office:value-type="float" office:value="425" calcext:value-type="float">
            <text:p/>
          </table:table-cell>
          <table:table-cell table:formula="of:=[.H16]/14" office:value-type="float" office:value="30.3571428571429" calcext:value-type="float">
            <office:annotation draw:style-name="gr1" draw:text-style-name="P1" svg:width="1.1413in" svg:height="0.7012in" svg:x="8.2362in" svg:y="2.076in" draw:caption-point-x="-0.2402in" draw:caption-point-y="0.5945in">
              <dc:date>2015-04-21T00:00:00</dc:date>
              <text:p text:style-name="P1"><text:span text:style-name="T1">Dividimos aqui pelo numero de ASes no perfil 1.1</text:span></text:p>
            </office:annotation>
            <text:p/>
          </table:table-cell>
          <table:table-cell/>
          <table:table-cell table:formula="of:=SUM([.J2:.J15])" office:value-type="float" office:value="28" calcext:value-type="float">
            <text:p/>
          </table:table-cell>
          <table:table-cell table:number-columns-repeated="2"/>
          <table:table-cell table:formula="of:=SUM([.M2:.M15])" office:value-type="float" office:value="60" calcext:value-type="float">
            <text:p/>
          </table:table-cell>
          <table:table-cell table:number-columns-repeated="2"/>
          <table:table-cell table:formula="of:=SUM([.P2:.P15])" office:value-type="float" office:value="24" calcext:value-type="float">
            <text:p/>
          </table:table-cell>
          <table:table-cell table:number-columns-repeated="2"/>
          <table:table-cell table:formula="of:=SUM([.S2:.S15])" office:value-type="float" office:value="103" calcext:value-type="float">
            <text:p/>
          </table:table-cell>
          <table:table-cell table:number-columns-repeated="2"/>
          <table:table-cell table:formula="of:=SUM([.V2:.V15])" office:value-type="float" office:value="7" calcext:value-type="float">
            <text:p/>
          </table:table-cell>
          <table:table-cell table:number-columns-repeated="2"/>
          <table:table-cell table:formula="of:=SUM([.Y2:.Y15])" office:value-type="float" office:value="11" calcext:value-type="float">
            <text:p/>
          </table:table-cell>
          <table:table-cell table:number-columns-repeated="2"/>
          <table:table-cell table:formula="of:=SUM([.AB2:.AB15])" office:value-type="float" office:value="111" calcext:value-type="float">
            <text:p/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5" office:value-type="float" office:value="1.2" calcext:value-type="float">
            <text:p>1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formula="of:=SUM([.D17:.D173])" office:value-type="float" office:value="425" calcext:value-type="float">
            <office:annotation draw:style-name="gr1" draw:text-style-name="P1" svg:width="1.1413in" svg:height="0.7012in" svg:x="4.6803in" svg:y="30.165in" draw:caption-point-x="-0.2402in" draw:caption-point-y="0.5945in">
              <dc:date>2015-04-21T00:00:00</dc:date>
              <text:p text:style-name="P1"><text:span text:style-name="T1">Dividimos aqui pelo numero de ASes do perfil 1.2</text:span></text:p>
            </office:annotation>
            <text:p/>
          </table:table-cell>
          <table:table-cell table:formula="of:=[.E174]/157" office:value-type="float" office:value="2.70700636942675" calcext:value-type="float">
            <text:p/>
          </table:table-cell>
          <table:table-cell/>
          <table:table-cell table:formula="of:=SUM([.G17:.G173])" office:value-type="float" office:value="2753" calcext:value-type="float">
            <text:p/>
          </table:table-cell>
          <table:table-cell table:formula="of:=[.H174]/157" office:value-type="float" office:value="17.5350318471338" calcext:value-type="float">
            <text:p/>
          </table:table-cell>
          <table:table-cell/>
          <table:table-cell table:formula="of:=SUM([.J17:.J173])" office:value-type="float" office:value="98" calcext:value-type="float">
            <text:p/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formula="of:=SUM([.D175:.D183])" office:value-type="float" office:value="28" calcext:value-type="float">
            <text:p/>
          </table:table-cell>
          <table:table-cell table:number-columns-repeated="2"/>
          <table:table-cell table:formula="of:=SUM([.G175:.G183])" office:value-type="float" office:value="98" calcext:value-type="float">
            <text:p/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#</text:p>
          </table:table-cell>
          <table:table-cell table:number-columns-repeated="27"/>
        </table:table-row>
      </table:table>
      <table:table table:name="SUM" table:style-name="ta1">
        <table:table-column table:style-name="co1" table:number-columns-repeated="20" table:default-cell-style-name="Default"/>
        <table:table-row table:style-name="ro2" table:number-rows-repeated="3">
          <table:table-cell table:number-columns-repeated="20"/>
        </table:table-row>
        <table:table-row table:style-name="ro2">
          <table:table-cell/>
          <table:table-cell office:value-type="string" calcext:value-type="string">
            <text:p>numProfile=0</text:p>
          </table:table-cell>
          <table:table-cell/>
          <table:table-cell office:value-type="string" calcext:value-type="string">
            <text:p>numProfile=1</text:p>
          </table:table-cell>
          <table:table-cell/>
          <table:table-cell office:value-type="string" calcext:value-type="string">
            <text:p>numProfile=2</text:p>
          </table:table-cell>
          <table:table-cell/>
          <table:table-cell office:value-type="string" calcext:value-type="string">
            <text:p>numProfile=3</text:p>
          </table:table-cell>
          <table:table-cell/>
          <table:table-cell office:value-type="string" calcext:value-type="string">
            <text:p>numProfile=4</text:p>
          </table:table-cell>
          <table:table-cell/>
          <table:table-cell office:value-type="string" calcext:value-type="string">
            <text:p>numProfile=5</text:p>
          </table:table-cell>
          <table:table-cell/>
          <table:table-cell office:value-type="string" calcext:value-type="string">
            <text:p>numProfile=6</text:p>
          </table:table-cell>
          <table:table-cell/>
          <table:table-cell office:value-type="string" calcext:value-type="string">
            <text:p>numProfile=7</text:p>
          </table:table-cell>
          <table:table-cell/>
          <table:table-cell office:value-type="string" calcext:value-type="string">
            <text:p>numProfile=8</text:p>
          </table:table-cell>
          <table:table-cell/>
          <table:table-cell office:value-type="string" calcext:value-type="string">
            <text:p>numProfile=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5]+1" office:value-type="float" office:value="1" calcext:value-type="float">
            <text:p/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753" calcext:value-type="float">
            <text:p>2753</text:p>
          </table:table-cell>
          <table:table-cell table:style-name="ce1"/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507" calcext:value-type="float">
            <text:p>507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66" calcext:value-type="float">
            <text:p>66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2">
          <table:table-cell table:formula="of:=[.A6]+1" office:value-type="float" office:value="2" calcext:value-type="float">
            <text:p/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7]+1" office:value-type="float" office:value="3" calcext:value-type="float">
            <text:p/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43" calcext:value-type="float">
            <text:p>43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8]+1" office:value-type="float" office:value="4" calcext:value-type="float">
            <text:p/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9]+1" office:value-type="float" office:value="5" calcext:value-type="float">
            <text:p/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table:style-name="ce2"/>
          <table:table-cell office:value-type="float" office:value="58" calcext:value-type="float">
            <text:p>5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table:style-name="ce2"/>
          <table:table-cell office:value-type="float" office:value="160" calcext:value-type="float">
            <text:p>1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formula="of:=[.A10]+1" office:value-type="float" office:value="6" calcext:value-type="float"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]+1" office:value-type="float" office:value="7" calcext:value-type="float">
            <text:p/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12]+1" office:value-type="float" office:value="8" calcext:value-type="float">
            <text:p/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33" calcext:value-type="float">
            <text:p>633</text:p>
          </table:table-cell>
          <table:table-cell table:style-name="ce2"/>
          <table:table-cell office:value-type="float" office:value="26" calcext:value-type="float">
            <text:p>26</text:p>
          </table:table-cell>
          <table:table-cell table:style-name="ce2"/>
          <table:table-cell office:value-type="float" office:value="48" calcext:value-type="float">
            <text:p>48</text:p>
          </table:table-cell>
          <table:table-cell table:style-name="ce2"/>
          <table:table-cell office:value-type="float" office:value="34" calcext:value-type="float">
            <text:p>34</text:p>
          </table:table-cell>
          <table:table-cell table:style-name="ce2"/>
          <table:table-cell office:value-type="float" office:value="132" calcext:value-type="float">
            <text:p>132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table:formula="of:=[.A13]+1" office:value-type="float" office:value="9" calcext:value-type="float">
            <text:p/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NORmalized for 0,1 per column</text:p>
          </table:table-cell>
          <table:table-cell table:number-columns-repeated="3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MAX([.B5:.B14])" office:value-type="float" office:value="425" calcext:value-type="float">
            <text:p/>
          </table:table-cell>
          <table:table-cell/>
          <table:table-cell table:formula="of:=MAX([.D5:.D14])" office:value-type="float" office:value="2753" calcext:value-type="float">
            <text:p/>
          </table:table-cell>
          <table:table-cell/>
          <table:table-cell table:formula="of:=MAX([.F5:.F14])" office:value-type="float" office:value="98" calcext:value-type="float">
            <text:p/>
          </table:table-cell>
          <table:table-cell/>
          <table:table-cell table:formula="of:=MAX([.H5:.H14])" office:value-type="float" office:value="210" calcext:value-type="float">
            <text:p/>
          </table:table-cell>
          <table:table-cell/>
          <table:table-cell table:formula="of:=MAX([.J5:.J14])" office:value-type="float" office:value="167" calcext:value-type="float">
            <text:p/>
          </table:table-cell>
          <table:table-cell/>
          <table:table-cell table:formula="of:=MAX([.L5:.L14])" office:value-type="float" office:value="507" calcext:value-type="float">
            <text:p/>
          </table:table-cell>
          <table:table-cell/>
          <table:table-cell table:formula="of:=MAX([.N5:.N14])" office:value-type="float" office:value="29" calcext:value-type="float">
            <text:p/>
          </table:table-cell>
          <table:table-cell/>
          <table:table-cell table:formula="of:=MAX([.P5:.P14])" office:value-type="float" office:value="66" calcext:value-type="float">
            <text:p/>
          </table:table-cell>
          <table:table-cell/>
          <table:table-cell table:formula="of:=MAX([.R5:.R14])" office:value-type="float" office:value="633" calcext:value-type="float">
            <text:p/>
          </table:table-cell>
          <table:table-cell/>
          <table:table-cell table:formula="of:=MAX([.T5:.T14])" office:value-type="float" office:value="53" calcext:value-type="float">
            <text:p/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formula="of:=MIN([.B5:.B14])" office:value-type="float" office:value="7" calcext:value-type="float">
            <text:p/>
          </table:table-cell>
          <table:table-cell/>
          <table:table-cell table:formula="of:=MIN([.D5:.D14])" office:value-type="float" office:value="29" calcext:value-type="float">
            <text:p/>
          </table:table-cell>
          <table:table-cell/>
          <table:table-cell table:formula="of:=MIN([.F5:.F14])" office:value-type="float" office:value="0" calcext:value-type="float">
            <text:p/>
          </table:table-cell>
          <table:table-cell/>
          <table:table-cell table:formula="of:=MIN([.H5:.H14])" office:value-type="float" office:value="1" calcext:value-type="float">
            <text:p/>
          </table:table-cell>
          <table:table-cell/>
          <table:table-cell table:formula="of:=MIN([.J5:.J14])" office:value-type="float" office:value="3" calcext:value-type="float">
            <text:p/>
          </table:table-cell>
          <table:table-cell/>
          <table:table-cell table:formula="of:=MIN([.L5:.L14])" office:value-type="float" office:value="8" calcext:value-type="float">
            <text:p/>
          </table:table-cell>
          <table:table-cell/>
          <table:table-cell table:formula="of:=MIN([.N5:.N14])" office:value-type="float" office:value="0" calcext:value-type="float">
            <text:p/>
          </table:table-cell>
          <table:table-cell/>
          <table:table-cell table:formula="of:=MIN([.P5:.P14])" office:value-type="float" office:value="2" calcext:value-type="float">
            <text:p/>
          </table:table-cell>
          <table:table-cell/>
          <table:table-cell table:formula="of:=MIN([.R5:.R14])" office:value-type="float" office:value="7" calcext:value-type="float">
            <text:p/>
          </table:table-cell>
          <table:table-cell/>
          <table:table-cell table:formula="of:=MIN([.T5:.T14])" office:value-type="float" office:value="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numProfile=0</text:p>
          </table:table-cell>
          <table:table-cell/>
          <table:table-cell office:value-type="string" calcext:value-type="string">
            <text:p>numProfile=1</text:p>
          </table:table-cell>
          <table:table-cell/>
          <table:table-cell office:value-type="string" calcext:value-type="string">
            <text:p>numProfile=2</text:p>
          </table:table-cell>
          <table:table-cell/>
          <table:table-cell office:value-type="string" calcext:value-type="string">
            <text:p>numProfile=3</text:p>
          </table:table-cell>
          <table:table-cell/>
          <table:table-cell office:value-type="string" calcext:value-type="string">
            <text:p>numProfile=4</text:p>
          </table:table-cell>
          <table:table-cell/>
          <table:table-cell office:value-type="string" calcext:value-type="string">
            <text:p>numProfile=5</text:p>
          </table:table-cell>
          <table:table-cell/>
          <table:table-cell office:value-type="string" calcext:value-type="string">
            <text:p>numProfile=6</text:p>
          </table:table-cell>
          <table:table-cell/>
          <table:table-cell office:value-type="string" calcext:value-type="string">
            <text:p>numProfile=7</text:p>
          </table:table-cell>
          <table:table-cell/>
          <table:table-cell office:value-type="string" calcext:value-type="string">
            <text:p>numProfile=8</text:p>
          </table:table-cell>
          <table:table-cell/>
          <table:table-cell office:value-type="string" calcext:value-type="string">
            <text:p>numProfile=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B5]-[.B$18])/([.B$17]-[.B$18])" office:value-type="float" office:value="0.174641148325359" calcext:value-type="float">
            <text:p/>
          </table:table-cell>
          <table:table-cell/>
          <table:table-cell table:formula="of:=([.D5]-[.D$18])/([.D$17]-[.D$18])" office:value-type="float" office:value="0.145374449339207" calcext:value-type="float">
            <text:p/>
          </table:table-cell>
          <table:table-cell/>
          <table:table-cell table:formula="of:=([.F5]-[.F$18])/([.F$17]-[.F$18])" office:value-type="float" office:value="0.285714285714286" calcext:value-type="float">
            <text:p/>
          </table:table-cell>
          <table:table-cell/>
          <table:table-cell table:formula="of:=([.H5]-[.H$18])/([.H$17]-[.H$18])" office:value-type="float" office:value="0.282296650717703" calcext:value-type="float">
            <text:p/>
          </table:table-cell>
          <table:table-cell/>
          <table:table-cell table:formula="of:=([.J5]-[.J$18])/([.J$17]-[.J$18])" office:value-type="float" office:value="0.128048780487805" calcext:value-type="float">
            <text:p/>
          </table:table-cell>
          <table:table-cell/>
          <table:table-cell table:formula="of:=([.L5]-[.L$18])/([.L$17]-[.L$18])" office:value-type="float" office:value="0.190380761523046" calcext:value-type="float">
            <text:p/>
          </table:table-cell>
          <table:table-cell/>
          <table:table-cell table:formula="of:=([.N5]-[.N$18])/([.N$17]-[.N$18])" office:value-type="float" office:value="0.241379310344828" calcext:value-type="float">
            <text:p/>
          </table:table-cell>
          <table:table-cell/>
          <table:table-cell table:formula="of:=([.P5]-[.P$18])/([.P$17]-[.P$18])" office:value-type="float" office:value="0.140625" calcext:value-type="float">
            <text:p/>
          </table:table-cell>
          <table:table-cell/>
          <table:table-cell table:formula="of:=([.R5]-[.R$18])/([.R$17]-[.R$18])" office:value-type="float" office:value="0.166134185303514" calcext:value-type="float">
            <text:p/>
          </table:table-cell>
          <table:table-cell/>
          <table:table-cell table:formula="of:=([.T5]-[.T$18])/([.T$17]-[.T$18])" office:value-type="float" office:value="0.188679245283019" calcext:value-type="float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B6]-[.B$18])/([.B$17]-[.B$18])" office:value-type="float" office:value="1" calcext:value-type="float">
            <text:p/>
          </table:table-cell>
          <table:table-cell/>
          <table:table-cell table:formula="of:=([.D6]-[.D$18])/([.D$17]-[.D$18])" office:value-type="float" office:value="1" calcext:value-type="float">
            <text:p/>
          </table:table-cell>
          <table:table-cell/>
          <table:table-cell table:formula="of:=([.F6]-[.F$18])/([.F$17]-[.F$18])" office:value-type="float" office:value="1" calcext:value-type="float">
            <text:p/>
          </table:table-cell>
          <table:table-cell/>
          <table:table-cell table:formula="of:=([.H6]-[.H$18])/([.H$17]-[.H$18])" office:value-type="float" office:value="1" calcext:value-type="float">
            <text:p/>
          </table:table-cell>
          <table:table-cell/>
          <table:table-cell table:formula="of:=([.J6]-[.J$18])/([.J$17]-[.J$18])" office:value-type="float" office:value="1" calcext:value-type="float">
            <text:p/>
          </table:table-cell>
          <table:table-cell/>
          <table:table-cell table:formula="of:=([.L6]-[.L$18])/([.L$17]-[.L$18])" office:value-type="float" office:value="1" calcext:value-type="float">
            <text:p/>
          </table:table-cell>
          <table:table-cell/>
          <table:table-cell table:formula="of:=([.N6]-[.N$18])/([.N$17]-[.N$18])" office:value-type="float" office:value="1" calcext:value-type="float">
            <text:p/>
          </table:table-cell>
          <table:table-cell/>
          <table:table-cell table:formula="of:=([.P6]-[.P$18])/([.P$17]-[.P$18])" office:value-type="float" office:value="1" calcext:value-type="float">
            <text:p/>
          </table:table-cell>
          <table:table-cell/>
          <table:table-cell table:formula="of:=([.R6]-[.R$18])/([.R$17]-[.R$18])" office:value-type="float" office:value="1" calcext:value-type="float">
            <text:p/>
          </table:table-cell>
          <table:table-cell/>
          <table:table-cell table:formula="of:=([.T6]-[.T$18])/([.T$17]-[.T$18])" office:value-type="float" office:value="1" calcext:value-type="float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B7]-[.B$18])/([.B$17]-[.B$18])" office:value-type="float" office:value="0.0502392344497608" calcext:value-type="float">
            <text:p/>
          </table:table-cell>
          <table:table-cell/>
          <table:table-cell table:formula="of:=([.D7]-[.D$18])/([.D$17]-[.D$18])" office:value-type="float" office:value="0.0253303964757709" calcext:value-type="float">
            <text:p/>
          </table:table-cell>
          <table:table-cell/>
          <table:table-cell table:formula="of:=([.F7]-[.F$18])/([.F$17]-[.F$18])" office:value-type="float" office:value="0.0918367346938776" calcext:value-type="float">
            <text:p/>
          </table:table-cell>
          <table:table-cell/>
          <table:table-cell table:formula="of:=([.H7]-[.H$18])/([.H$17]-[.H$18])" office:value-type="float" office:value="0.00956937799043062" calcext:value-type="float">
            <text:p/>
          </table:table-cell>
          <table:table-cell/>
          <table:table-cell table:formula="of:=([.J7]-[.J$18])/([.J$17]-[.J$18])" office:value-type="float" office:value="0.0365853658536585" calcext:value-type="float">
            <text:p/>
          </table:table-cell>
          <table:table-cell/>
          <table:table-cell table:formula="of:=([.L7]-[.L$18])/([.L$17]-[.L$18])" office:value-type="float" office:value="0.0220440881763527" calcext:value-type="float">
            <text:p/>
          </table:table-cell>
          <table:table-cell/>
          <table:table-cell table:formula="of:=([.N7]-[.N$18])/([.N$17]-[.N$18])" office:value-type="float" office:value="0" calcext:value-type="float">
            <text:p/>
          </table:table-cell>
          <table:table-cell/>
          <table:table-cell table:formula="of:=([.P7]-[.P$18])/([.P$17]-[.P$18])" office:value-type="float" office:value="0" calcext:value-type="float">
            <text:p/>
          </table:table-cell>
          <table:table-cell/>
          <table:table-cell table:formula="of:=([.R7]-[.R$18])/([.R$17]-[.R$18])" office:value-type="float" office:value="0.0303514376996805" calcext:value-type="float">
            <text:p/>
          </table:table-cell>
          <table:table-cell/>
          <table:table-cell table:formula="of:=([.T7]-[.T$18])/([.T$17]-[.T$18])" office:value-type="float" office:value="0" calcext:value-type="float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B8]-[.B$18])/([.B$17]-[.B$18])" office:value-type="float" office:value="0.126794258373206" calcext:value-type="float">
            <text:p/>
          </table:table-cell>
          <table:table-cell/>
          <table:table-cell table:formula="of:=([.D8]-[.D$18])/([.D$17]-[.D$18])" office:value-type="float" office:value="0.0664464023494861" calcext:value-type="float">
            <text:p/>
          </table:table-cell>
          <table:table-cell/>
          <table:table-cell table:formula="of:=([.F8]-[.F$18])/([.F$17]-[.F$18])" office:value-type="float" office:value="0.0306122448979592" calcext:value-type="float">
            <text:p/>
          </table:table-cell>
          <table:table-cell/>
          <table:table-cell table:formula="of:=([.H8]-[.H$18])/([.H$17]-[.H$18])" office:value-type="float" office:value="0.200956937799043" calcext:value-type="float">
            <text:p/>
          </table:table-cell>
          <table:table-cell/>
          <table:table-cell table:formula="of:=([.J8]-[.J$18])/([.J$17]-[.J$18])" office:value-type="float" office:value="0.0731707317073171" calcext:value-type="float">
            <text:p/>
          </table:table-cell>
          <table:table-cell/>
          <table:table-cell table:formula="of:=([.L8]-[.L$18])/([.L$17]-[.L$18])" office:value-type="float" office:value="0.100200400801603" calcext:value-type="float">
            <text:p/>
          </table:table-cell>
          <table:table-cell/>
          <table:table-cell table:formula="of:=([.N8]-[.N$18])/([.N$17]-[.N$18])" office:value-type="float" office:value="0.103448275862069" calcext:value-type="float">
            <text:p/>
          </table:table-cell>
          <table:table-cell/>
          <table:table-cell table:formula="of:=([.P8]-[.P$18])/([.P$17]-[.P$18])" office:value-type="float" office:value="0.015625" calcext:value-type="float">
            <text:p/>
          </table:table-cell>
          <table:table-cell/>
          <table:table-cell table:formula="of:=([.R8]-[.R$18])/([.R$17]-[.R$18])" office:value-type="float" office:value="0.0654952076677316" calcext:value-type="float">
            <text:p/>
          </table:table-cell>
          <table:table-cell/>
          <table:table-cell table:formula="of:=([.T8]-[.T$18])/([.T$17]-[.T$18])" office:value-type="float" office:value="0.0188679245283019" calcext:value-type="float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B9]-[.B$18])/([.B$17]-[.B$18])" office:value-type="float" office:value="0.0406698564593301" calcext:value-type="float">
            <text:p/>
          </table:table-cell>
          <table:table-cell/>
          <table:table-cell table:formula="of:=([.D9]-[.D$18])/([.D$17]-[.D$18])" office:value-type="float" office:value="0.0506607929515419" calcext:value-type="float">
            <text:p/>
          </table:table-cell>
          <table:table-cell/>
          <table:table-cell table:formula="of:=([.F9]-[.F$18])/([.F$17]-[.F$18])" office:value-type="float" office:value="0.0918367346938776" calcext:value-type="float">
            <text:p/>
          </table:table-cell>
          <table:table-cell/>
          <table:table-cell table:formula="of:=([.H9]-[.H$18])/([.H$17]-[.H$18])" office:value-type="float" office:value="0.0669856459330144" calcext:value-type="float">
            <text:p/>
          </table:table-cell>
          <table:table-cell/>
          <table:table-cell table:formula="of:=([.J9]-[.J$18])/([.J$17]-[.J$18])" office:value-type="float" office:value="0.0792682926829268" calcext:value-type="float">
            <text:p/>
          </table:table-cell>
          <table:table-cell/>
          <table:table-cell table:formula="of:=([.L9]-[.L$18])/([.L$17]-[.L$18])" office:value-type="float" office:value="0.0480961923847695" calcext:value-type="float">
            <text:p/>
          </table:table-cell>
          <table:table-cell/>
          <table:table-cell table:formula="of:=([.N9]-[.N$18])/([.N$17]-[.N$18])" office:value-type="float" office:value="0.103448275862069" calcext:value-type="float">
            <text:p/>
          </table:table-cell>
          <table:table-cell/>
          <table:table-cell table:formula="of:=([.P9]-[.P$18])/([.P$17]-[.P$18])" office:value-type="float" office:value="0.09375" calcext:value-type="float">
            <text:p/>
          </table:table-cell>
          <table:table-cell/>
          <table:table-cell table:formula="of:=([.R9]-[.R$18])/([.R$17]-[.R$18])" office:value-type="float" office:value="0.0431309904153355" calcext:value-type="float">
            <text:p/>
          </table:table-cell>
          <table:table-cell/>
          <table:table-cell table:formula="of:=([.T9]-[.T$18])/([.T$17]-[.T$18])" office:value-type="float" office:value="0.0754716981132075" calcext:value-type="float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B10]-[.B$18])/([.B$17]-[.B$18])" office:value-type="float" office:value="0.229665071770335" calcext:value-type="float">
            <text:p/>
          </table:table-cell>
          <table:table-cell/>
          <table:table-cell table:formula="of:=([.D10]-[.D$18])/([.D$17]-[.D$18])" office:value-type="float" office:value="0.175477239353891" calcext:value-type="float">
            <text:p/>
          </table:table-cell>
          <table:table-cell/>
          <table:table-cell table:formula="of:=([.F10]-[.F$18])/([.F$17]-[.F$18])" office:value-type="float" office:value="0.193877551020408" calcext:value-type="float">
            <text:p/>
          </table:table-cell>
          <table:table-cell/>
          <table:table-cell table:formula="of:=([.H10]-[.H$18])/([.H$17]-[.H$18])" office:value-type="float" office:value="0.272727272727273" calcext:value-type="float">
            <text:p/>
          </table:table-cell>
          <table:table-cell/>
          <table:table-cell table:formula="of:=([.J10]-[.J$18])/([.J$17]-[.J$18])" office:value-type="float" office:value="0.176829268292683" calcext:value-type="float">
            <text:p/>
          </table:table-cell>
          <table:table-cell/>
          <table:table-cell table:formula="of:=([.L10]-[.L$18])/([.L$17]-[.L$18])" office:value-type="float" office:value="0.304609218436874" calcext:value-type="float">
            <text:p/>
          </table:table-cell>
          <table:table-cell/>
          <table:table-cell table:formula="of:=([.N10]-[.N$18])/([.N$17]-[.N$18])" office:value-type="float" office:value="0.275862068965517" calcext:value-type="float">
            <text:p/>
          </table:table-cell>
          <table:table-cell/>
          <table:table-cell table:formula="of:=([.P10]-[.P$18])/([.P$17]-[.P$18])" office:value-type="float" office:value="0.28125" calcext:value-type="float">
            <text:p/>
          </table:table-cell>
          <table:table-cell/>
          <table:table-cell table:formula="of:=([.R10]-[.R$18])/([.R$17]-[.R$18])" office:value-type="float" office:value="0.199680511182109" calcext:value-type="float">
            <text:p/>
          </table:table-cell>
          <table:table-cell/>
          <table:table-cell table:formula="of:=([.T10]-[.T$18])/([.T$17]-[.T$18])" office:value-type="float" office:value="0.320754716981132" calcext:value-type="float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B11]-[.B$18])/([.B$17]-[.B$18])" office:value-type="float" office:value="0" calcext:value-type="float">
            <text:p/>
          </table:table-cell>
          <table:table-cell/>
          <table:table-cell table:formula="of:=([.D11]-[.D$18])/([.D$17]-[.D$18])" office:value-type="float" office:value="0" calcext:value-type="float">
            <text:p/>
          </table:table-cell>
          <table:table-cell/>
          <table:table-cell table:formula="of:=([.F11]-[.F$18])/([.F$17]-[.F$18])" office:value-type="float" office:value="0" calcext:value-type="float">
            <text:p/>
          </table:table-cell>
          <table:table-cell/>
          <table:table-cell table:formula="of:=([.H11]-[.H$18])/([.H$17]-[.H$18])" office:value-type="float" office:value="0.00956937799043062" calcext:value-type="float">
            <text:p/>
          </table:table-cell>
          <table:table-cell/>
          <table:table-cell table:formula="of:=([.J11]-[.J$18])/([.J$17]-[.J$18])" office:value-type="float" office:value="0" calcext:value-type="float">
            <text:p/>
          </table:table-cell>
          <table:table-cell/>
          <table:table-cell table:formula="of:=([.L11]-[.L$18])/([.L$17]-[.L$18])" office:value-type="float" office:value="0" calcext:value-type="float">
            <text:p/>
          </table:table-cell>
          <table:table-cell/>
          <table:table-cell table:formula="of:=([.N11]-[.N$18])/([.N$17]-[.N$18])" office:value-type="float" office:value="0.0689655172413793" calcext:value-type="float">
            <text:p/>
          </table:table-cell>
          <table:table-cell/>
          <table:table-cell table:formula="of:=([.P11]-[.P$18])/([.P$17]-[.P$18])" office:value-type="float" office:value="0" calcext:value-type="float">
            <text:p/>
          </table:table-cell>
          <table:table-cell/>
          <table:table-cell table:formula="of:=([.R11]-[.R$18])/([.R$17]-[.R$18])" office:value-type="float" office:value="0" calcext:value-type="float">
            <text:p/>
          </table:table-cell>
          <table:table-cell/>
          <table:table-cell table:formula="of:=([.T11]-[.T$18])/([.T$17]-[.T$18])" office:value-type="float" office:value="0.0188679245283019" calcext:value-type="float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B12]-[.B$18])/([.B$17]-[.B$18])" office:value-type="float" office:value="0.00956937799043062" calcext:value-type="float">
            <text:p/>
          </table:table-cell>
          <table:table-cell/>
          <table:table-cell table:formula="of:=([.D12]-[.D$18])/([.D$17]-[.D$18])" office:value-type="float" office:value="0.013582966226138" calcext:value-type="float">
            <text:p/>
          </table:table-cell>
          <table:table-cell/>
          <table:table-cell table:formula="of:=([.F12]-[.F$18])/([.F$17]-[.F$18])" office:value-type="float" office:value="0.0204081632653061" calcext:value-type="float">
            <text:p/>
          </table:table-cell>
          <table:table-cell/>
          <table:table-cell table:formula="of:=([.H12]-[.H$18])/([.H$17]-[.H$18])" office:value-type="float" office:value="0.00956937799043062" calcext:value-type="float">
            <text:p/>
          </table:table-cell>
          <table:table-cell/>
          <table:table-cell table:formula="of:=([.J12]-[.J$18])/([.J$17]-[.J$18])" office:value-type="float" office:value="0.0304878048780488" calcext:value-type="float">
            <text:p/>
          </table:table-cell>
          <table:table-cell/>
          <table:table-cell table:formula="of:=([.L12]-[.L$18])/([.L$17]-[.L$18])" office:value-type="float" office:value="0.0240480961923848" calcext:value-type="float">
            <text:p/>
          </table:table-cell>
          <table:table-cell/>
          <table:table-cell table:formula="of:=([.N12]-[.N$18])/([.N$17]-[.N$18])" office:value-type="float" office:value="0.0689655172413793" calcext:value-type="float">
            <text:p/>
          </table:table-cell>
          <table:table-cell/>
          <table:table-cell table:formula="of:=([.P12]-[.P$18])/([.P$17]-[.P$18])" office:value-type="float" office:value="0.109375" calcext:value-type="float">
            <text:p/>
          </table:table-cell>
          <table:table-cell/>
          <table:table-cell table:formula="of:=([.R12]-[.R$18])/([.R$17]-[.R$18])" office:value-type="float" office:value="0.0175718849840256" calcext:value-type="float">
            <text:p/>
          </table:table-cell>
          <table:table-cell/>
          <table:table-cell table:formula="of:=([.T12]-[.T$18])/([.T$17]-[.T$18])" office:value-type="float" office:value="0.0377358490566038" calcext:value-type="float">
            <text:p/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B13]-[.B$18])/([.B$17]-[.B$18])" office:value-type="float" office:value="0.248803827751196" calcext:value-type="float">
            <text:p/>
          </table:table-cell>
          <table:table-cell/>
          <table:table-cell table:formula="of:=([.D13]-[.D$18])/([.D$17]-[.D$18])" office:value-type="float" office:value="0.221732745961821" calcext:value-type="float">
            <text:p/>
          </table:table-cell>
          <table:table-cell/>
          <table:table-cell table:formula="of:=([.F13]-[.F$18])/([.F$17]-[.F$18])" office:value-type="float" office:value="0.26530612244898" calcext:value-type="float">
            <text:p/>
          </table:table-cell>
          <table:table-cell/>
          <table:table-cell table:formula="of:=([.H13]-[.H$18])/([.H$17]-[.H$18])" office:value-type="float" office:value="0.22488038277512" calcext:value-type="float">
            <text:p/>
          </table:table-cell>
          <table:table-cell/>
          <table:table-cell table:formula="of:=([.J13]-[.J$18])/([.J$17]-[.J$18])" office:value-type="float" office:value="0.189024390243902" calcext:value-type="float">
            <text:p/>
          </table:table-cell>
          <table:table-cell/>
          <table:table-cell table:formula="of:=([.L13]-[.L$18])/([.L$17]-[.L$18])" office:value-type="float" office:value="0.248496993987976" calcext:value-type="float">
            <text:p/>
          </table:table-cell>
          <table:table-cell/>
          <table:table-cell table:formula="of:=([.N13]-[.N$18])/([.N$17]-[.N$18])" office:value-type="float" office:value="0.241379310344828" calcext:value-type="float">
            <text:p/>
          </table:table-cell>
          <table:table-cell/>
          <table:table-cell table:formula="of:=([.P13]-[.P$18])/([.P$17]-[.P$18])" office:value-type="float" office:value="0.25" calcext:value-type="float">
            <text:p/>
          </table:table-cell>
          <table:table-cell/>
          <table:table-cell table:formula="of:=([.R13]-[.R$18])/([.R$17]-[.R$18])" office:value-type="float" office:value="0.295527156549521" calcext:value-type="float">
            <text:p/>
          </table:table-cell>
          <table:table-cell/>
          <table:table-cell table:formula="of:=([.T13]-[.T$18])/([.T$17]-[.T$18])" office:value-type="float" office:value="0.245283018867925" calcext:value-type="float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B14]-[.B$18])/([.B$17]-[.B$18])" office:value-type="float" office:value="0.00717703349282297" calcext:value-type="float">
            <text:p/>
          </table:table-cell>
          <table:table-cell/>
          <table:table-cell table:formula="of:=([.D14]-[.D$18])/([.D$17]-[.D$18])" office:value-type="float" office:value="0.00881057268722467" calcext:value-type="float">
            <text:p/>
          </table:table-cell>
          <table:table-cell/>
          <table:table-cell table:formula="of:=([.F14]-[.F$18])/([.F$17]-[.F$18])" office:value-type="float" office:value="0" calcext:value-type="float">
            <text:p/>
          </table:table-cell>
          <table:table-cell/>
          <table:table-cell table:formula="of:=([.H14]-[.H$18])/([.H$17]-[.H$18])" office:value-type="float" office:value="0" calcext:value-type="float">
            <text:p/>
          </table:table-cell>
          <table:table-cell/>
          <table:table-cell table:formula="of:=([.J14]-[.J$18])/([.J$17]-[.J$18])" office:value-type="float" office:value="0.00609756097560976" calcext:value-type="float">
            <text:p/>
          </table:table-cell>
          <table:table-cell/>
          <table:table-cell table:formula="of:=([.L14]-[.L$18])/([.L$17]-[.L$18])" office:value-type="float" office:value="0.0180360721442886" calcext:value-type="float">
            <text:p/>
          </table:table-cell>
          <table:table-cell/>
          <table:table-cell table:formula="of:=([.N14]-[.N$18])/([.N$17]-[.N$18])" office:value-type="float" office:value="0.0344827586206897" calcext:value-type="float">
            <text:p/>
          </table:table-cell>
          <table:table-cell/>
          <table:table-cell table:formula="of:=([.P14]-[.P$18])/([.P$17]-[.P$18])" office:value-type="float" office:value="0" calcext:value-type="float">
            <text:p/>
          </table:table-cell>
          <table:table-cell/>
          <table:table-cell table:formula="of:=([.R14]-[.R$18])/([.R$17]-[.R$18])" office:value-type="float" office:value="0.00958466453674121" calcext:value-type="float">
            <text:p/>
          </table:table-cell>
          <table:table-cell/>
          <table:table-cell table:formula="of:=([.T14]-[.T$18])/([.T$17]-[.T$18])" office:value-type="float" office:value="0.113207547169811" calcext:value-type="float">
            <text:p/>
          </table:table-cell>
        </table:table-row>
      </table:table>
      <table:table table:name="Scale" table:style-name="ta1">
        <table:table-column table:style-name="co1" table:number-columns-repeated="13" table:default-cell-style-name="Default"/>
        <table:table-row table:style-name="ro2" table:number-rows-repeated="90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numProfile=0</text:p>
          </table:table-cell>
          <table:table-cell office:value-type="string" calcext:value-type="string">
            <text:p>numProfile=1</text:p>
          </table:table-cell>
          <table:table-cell office:value-type="string" calcext:value-type="string">
            <text:p>numProfile=2</text:p>
          </table:table-cell>
          <table:table-cell office:value-type="string" calcext:value-type="string">
            <text:p>numProfile=3</text:p>
          </table:table-cell>
          <table:table-cell office:value-type="string" calcext:value-type="string">
            <text:p>numProfile=4</text:p>
          </table:table-cell>
          <table:table-cell office:value-type="string" calcext:value-type="string">
            <text:p>numProfile=5</text:p>
          </table:table-cell>
          <table:table-cell office:value-type="string" calcext:value-type="string">
            <text:p>numProfile=6</text:p>
          </table:table-cell>
          <table:table-cell office:value-type="string" calcext:value-type="string">
            <text:p>numProfile=7</text:p>
          </table:table-cell>
          <table:table-cell office:value-type="string" calcext:value-type="string">
            <text:p>numProfile=8</text:p>
          </table:table-cell>
          <table:table-cell office:value-type="string" calcext:value-type="string">
            <text:p>numProfile=9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5" calcext:value-type="float">
            <text:p>42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table:formula="of:=[.C92]+1" office:value-type="float" office:value="1" calcext:value-type="float">
            <text:p/>
          </table:table-cell>
          <table:table-cell office:value-type="float" office:value="425" calcext:value-type="float">
            <text:p>425</text:p>
          </table:table-cell>
          <table:table-cell office:value-type="float" office:value="2753" calcext:value-type="float">
            <text:p>2753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  <table:table-cell office:value-type="float" office:value="507" calcext:value-type="float">
            <text:p>50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633" calcext:value-type="float">
            <text:p>63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2"/>
          <table:table-cell table:formula="of:=[.C93]+1" office:value-type="float" office:value="2" calcext:value-type="float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C94]+1" office:value-type="float" office:value="3" calcext:value-type="float">
            <text:p/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[.C95]+1" office:value-type="float" office:value="4" calcext:value-type="float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table:formula="of:=[.C96]+1" office:value-type="float" office:value="5" calcext:value-type="float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  <table:table-cell table:formula="of:=[.C97]+1" office:value-type="float" office:value="6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[.C98]+1" office:value-type="float" office:value="7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[.C99]+1" office:value-type="float" office:value="8" calcext:value-type="float">
            <text:p/>
          </table:table-cell>
          <table:table-cell office:value-type="float" office:value="111" calcext:value-type="float">
            <text:p>111</text:p>
          </table:table-cell>
          <table:table-cell office:value-type="float" office:value="633" calcext:value-type="float">
            <text:p>6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/>
          <table:table-cell table:formula="of:=[.C100]+1" office:value-type="float" office:value="9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numProfile=0</text:p>
          </table:table-cell>
          <table:table-cell office:value-type="string" calcext:value-type="string">
            <text:p>numProfile=1</text:p>
          </table:table-cell>
          <table:table-cell office:value-type="string" calcext:value-type="string">
            <text:p>numProfile=2</text:p>
          </table:table-cell>
          <table:table-cell office:value-type="string" calcext:value-type="string">
            <text:p>numProfile=3</text:p>
          </table:table-cell>
          <table:table-cell office:value-type="string" calcext:value-type="string">
            <text:p>numProfile=4</text:p>
          </table:table-cell>
          <table:table-cell office:value-type="string" calcext:value-type="string">
            <text:p>numProfile=5</text:p>
          </table:table-cell>
          <table:table-cell office:value-type="string" calcext:value-type="string">
            <text:p>numProfile=6</text:p>
          </table:table-cell>
          <table:table-cell office:value-type="string" calcext:value-type="string">
            <text:p>numProfile=7</text:p>
          </table:table-cell>
          <table:table-cell office:value-type="string" calcext:value-type="string">
            <text:p>numProfile=8</text:p>
          </table:table-cell>
          <table:table-cell office:value-type="string" calcext:value-type="string">
            <text:p>numProfile=9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" table:formula="of:=[.D92]/([.B$105]+[.D$103])" office:value-type="float" office:value="2.35294117647059" calcext:value-type="float">
            <text:p/>
          </table:table-cell>
          <table:table-cell table:style-name="ce2" table:formula="of:=[.E92]/([.$B105]+[.E$103])" office:value-type="float" office:value="1.74897119341564" calcext:value-type="float">
            <text:p/>
          </table:table-cell>
          <table:table-cell table:style-name="ce2" table:formula="of:=[.F92]/([.$B105]+[.F$103])" office:value-type="float" office:value="1.03703703703704" calcext:value-type="float">
            <text:p/>
          </table:table-cell>
          <table:table-cell table:style-name="ce2" table:formula="of:=[.G92]/([.$B105]+[.G$103])" office:value-type="float" office:value="1.25" calcext:value-type="float">
            <text:p/>
          </table:table-cell>
          <table:table-cell table:style-name="ce2" table:formula="of:=[.H92]/([.$B105]+[.H$103])" office:value-type="float" office:value="0.827586206896552" calcext:value-type="float">
            <text:p/>
          </table:table-cell>
          <table:table-cell table:style-name="ce2" table:formula="of:=[.I92]/([.$B105]+[.I$103])" office:value-type="float" office:value="1.77586206896552" calcext:value-type="float">
            <text:p/>
          </table:table-cell>
          <table:table-cell table:style-name="ce2" table:formula="of:=[.J92]/([.$B105]+[.J$103])" office:value-type="float" office:value="0.368421052631579" calcext:value-type="float">
            <text:p/>
          </table:table-cell>
          <table:table-cell table:style-name="ce2" table:formula="of:=[.K92]/([.$B105]+[.K$103])" office:value-type="float" office:value="0.44" calcext:value-type="float">
            <text:p/>
          </table:table-cell>
          <table:table-cell table:style-name="ce2" table:formula="of:=[.L92]/([.$B105]+[.L$103])" office:value-type="float" office:value="1.30588235294118" calcext:value-type="float">
            <text:p/>
          </table:table-cell>
          <table:table-cell table:style-name="ce2" table:formula="of:=[.M92]/([.$B105]+[.M$103])" office:value-type="float" office:value="0.434782608695652" calcext:value-type="float">
            <text:p/>
          </table:table-cell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table:formula="of:=[.C105]+1" office:value-type="float" office:value="1" calcext:value-type="float">
            <text:p/>
          </table:table-cell>
          <table:table-cell table:style-name="ce2" table:formula="of:=[.D93]/([.B106]+[.D$103])" office:value-type="float" office:value="1.74897119341564" calcext:value-type="float">
            <text:p/>
          </table:table-cell>
          <table:table-cell table:style-name="ce2" table:formula="of:=[.E93]/([.$B106]+[.E$103])" office:value-type="float" office:value="6.09070796460177" calcext:value-type="float">
            <text:p/>
          </table:table-cell>
          <table:table-cell table:style-name="ce2" table:formula="of:=[.F93]/([.$B106]+[.F$103])" office:value-type="float" office:value="0.415254237288136" calcext:value-type="float">
            <text:p/>
          </table:table-cell>
          <table:table-cell table:style-name="ce2" table:formula="of:=[.G93]/([.$B106]+[.G$103])" office:value-type="float" office:value="0.817120622568093" calcext:value-type="float">
            <text:p/>
          </table:table-cell>
          <table:table-cell table:style-name="ce2" table:formula="of:=[.H93]/([.$B106]+[.H$103])" office:value-type="float" office:value="0.701680672268908" calcext:value-type="float">
            <text:p/>
          </table:table-cell>
          <table:table-cell table:style-name="ce2" table:formula="of:=[.I93]/([.$B106]+[.I$103])" office:value-type="float" office:value="1.89887640449438" calcext:value-type="float">
            <text:p/>
          </table:table-cell>
          <table:table-cell table:style-name="ce2" table:formula="of:=[.J93]/([.$B106]+[.J$103])" office:value-type="float" office:value="0.12719298245614" calcext:value-type="float">
            <text:p/>
          </table:table-cell>
          <table:table-cell table:style-name="ce2" table:formula="of:=[.K93]/([.$B106]+[.K$103])" office:value-type="float" office:value="0.282051282051282" calcext:value-type="float">
            <text:p/>
          </table:table-cell>
          <table:table-cell table:style-name="ce2" table:formula="of:=[.L93]/([.$B106]+[.L$103])" office:value-type="float" office:value="2.1530612244898" calcext:value-type="float">
            <text:p/>
          </table:table-cell>
          <table:table-cell table:style-name="ce2" table:formula="of:=[.M93]/([.$B106]+[.M$103])" office:value-type="float" office:value="0.228448275862069" calcext:value-type="float">
            <text:p/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C106]+1" office:value-type="float" office:value="2" calcext:value-type="float">
            <text:p/>
          </table:table-cell>
          <table:table-cell table:style-name="ce2" table:formula="of:=[.D94]/([.B107]+[.$D$103])" office:value-type="float" office:value="1.03703703703704" calcext:value-type="float">
            <text:p/>
          </table:table-cell>
          <table:table-cell table:style-name="ce2" table:formula="of:=[.E94]/([.$B107]+[.E$103])" office:value-type="float" office:value="0.415254237288136" calcext:value-type="float">
            <text:p/>
          </table:table-cell>
          <table:table-cell table:style-name="ce2" table:formula="of:=[.F94]/([.$B107]+[.F$103])" office:value-type="float" office:value="0.45" calcext:value-type="float">
            <text:p/>
          </table:table-cell>
          <table:table-cell table:style-name="ce2" table:formula="of:=[.G94]/([.$B107]+[.G$103])" office:value-type="float" office:value="0.0731707317073171" calcext:value-type="float">
            <text:p/>
          </table:table-cell>
          <table:table-cell table:style-name="ce2" table:formula="of:=[.H94]/([.$B107]+[.H$103])" office:value-type="float" office:value="0.409090909090909" calcext:value-type="float">
            <text:p/>
          </table:table-cell>
          <table:table-cell table:style-name="ce2" table:formula="of:=[.I94]/([.$B107]+[.I$103])" office:value-type="float" office:value="0.372549019607843" calcext:value-type="float">
            <text:p/>
          </table:table-cell>
          <table:table-cell table:style-name="ce2" table:formula="of:=[.J94]/([.$B107]+[.J$103])" office:value-type="float" office:value="0" calcext:value-type="float">
            <text:p/>
          </table:table-cell>
          <table:table-cell table:style-name="ce2" table:formula="of:=[.K94]/([.$B107]+[.K$103])" office:value-type="float" office:value="0.111111111111111" calcext:value-type="float">
            <text:p/>
          </table:table-cell>
          <table:table-cell table:style-name="ce2" table:formula="of:=[.L94]/([.$B107]+[.L$103])" office:value-type="float" office:value="0.333333333333333" calcext:value-type="float">
            <text:p/>
          </table:table-cell>
          <table:table-cell table:style-name="ce2" table:formula="of:=[.M94]/([.$B107]+[.M$103])" office:value-type="float" office:value="0" calcext:value-type="float">
            <text:p/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C107]+1" office:value-type="float" office:value="3" calcext:value-type="float">
            <text:p/>
          </table:table-cell>
          <table:table-cell table:style-name="ce2" table:formula="of:=[.D95]/([.B108]+[.$D$103])" office:value-type="float" office:value="1.25" calcext:value-type="float">
            <text:p/>
          </table:table-cell>
          <table:table-cell table:style-name="ce2" table:formula="of:=[.E95]/([.$B108]+[.E$103])" office:value-type="float" office:value="0.817120622568093" calcext:value-type="float">
            <text:p/>
          </table:table-cell>
          <table:table-cell table:style-name="ce2" table:formula="of:=[.F95]/([.$B108]+[.F$103])" office:value-type="float" office:value="0.0731707317073171" calcext:value-type="float">
            <text:p/>
          </table:table-cell>
          <table:table-cell table:style-name="ce2" table:formula="of:=[.G95]/([.$B108]+[.G$103])" office:value-type="float" office:value="0.693548387096774" calcext:value-type="float">
            <text:p/>
          </table:table-cell>
          <table:table-cell table:style-name="ce2" table:formula="of:=[.H95]/([.$B108]+[.H$103])" office:value-type="float" office:value="0.348837209302326" calcext:value-type="float">
            <text:p/>
          </table:table-cell>
          <table:table-cell table:style-name="ce2" table:formula="of:=[.I95]/([.$B108]+[.I$103])" office:value-type="float" office:value="0.805555555555556" calcext:value-type="float">
            <text:p/>
          </table:table-cell>
          <table:table-cell table:style-name="ce2" table:formula="of:=[.J95]/([.$B108]+[.J$103])" office:value-type="float" office:value="0.0909090909090909" calcext:value-type="float">
            <text:p/>
          </table:table-cell>
          <table:table-cell table:style-name="ce2" table:formula="of:=[.K95]/([.$B108]+[.K$103])" office:value-type="float" office:value="0.0769230769230769" calcext:value-type="float">
            <text:p/>
          </table:table-cell>
          <table:table-cell table:style-name="ce2" table:formula="of:=[.L95]/([.$B108]+[.L$103])" office:value-type="float" office:value="0.484848484848485" calcext:value-type="float">
            <text:p/>
          </table:table-cell>
          <table:table-cell table:style-name="ce2" table:formula="of:=[.M95]/([.$B108]+[.M$103])" office:value-type="float" office:value="0.027027027027027" calcext:value-type="float">
            <text:p/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C108]+1" office:value-type="float" office:value="4" calcext:value-type="float">
            <text:p/>
          </table:table-cell>
          <table:table-cell table:style-name="ce2" table:formula="of:=[.D96]/([.B109]+[.$D$103])" office:value-type="float" office:value="0.827586206896552" calcext:value-type="float">
            <text:p/>
          </table:table-cell>
          <table:table-cell table:style-name="ce2" table:formula="of:=[.E96]/([.$B109]+[.E$103])" office:value-type="float" office:value="0.701680672268908" calcext:value-type="float">
            <text:p/>
          </table:table-cell>
          <table:table-cell table:style-name="ce2" table:formula="of:=[.F96]/([.$B109]+[.F$103])" office:value-type="float" office:value="0.409090909090909" calcext:value-type="float">
            <text:p/>
          </table:table-cell>
          <table:table-cell table:style-name="ce2" table:formula="of:=[.G96]/([.$B109]+[.G$103])" office:value-type="float" office:value="0.348837209302326" calcext:value-type="float">
            <text:p/>
          </table:table-cell>
          <table:table-cell table:style-name="ce2" table:formula="of:=[.H96]/([.$B109]+[.H$103])" office:value-type="float" office:value="0.666666666666667" calcext:value-type="float">
            <text:p/>
          </table:table-cell>
          <table:table-cell table:style-name="ce2" table:formula="of:=[.I96]/([.$B109]+[.I$103])" office:value-type="float" office:value="0.60377358490566" calcext:value-type="float">
            <text:p/>
          </table:table-cell>
          <table:table-cell table:style-name="ce2" table:formula="of:=[.J96]/([.$B109]+[.J$103])" office:value-type="float" office:value="0.214285714285714" calcext:value-type="float">
            <text:p/>
          </table:table-cell>
          <table:table-cell table:style-name="ce2" table:formula="of:=[.K96]/([.$B109]+[.K$103])" office:value-type="float" office:value="0.4" calcext:value-type="float">
            <text:p/>
          </table:table-cell>
          <table:table-cell table:style-name="ce2" table:formula="of:=[.L96]/([.$B109]+[.L$103])" office:value-type="float" office:value="0.425" calcext:value-type="float">
            <text:p/>
          </table:table-cell>
          <table:table-cell table:style-name="ce2" table:formula="of:=[.M96]/([.$B109]+[.M$103])" office:value-type="float" office:value="0.222222222222222" calcext:value-type="float">
            <text:p/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[.C109]+1" office:value-type="float" office:value="5" calcext:value-type="float">
            <text:p/>
          </table:table-cell>
          <table:table-cell table:style-name="ce2" table:formula="of:=[.D97]/([.B110]+[.$D$103])" office:value-type="float" office:value="1.77586206896552" calcext:value-type="float">
            <text:p/>
          </table:table-cell>
          <table:table-cell table:style-name="ce2" table:formula="of:=[.E97]/([.$B110]+[.E$103])" office:value-type="float" office:value="1.89887640449438" calcext:value-type="float">
            <text:p/>
          </table:table-cell>
          <table:table-cell table:style-name="ce2" table:formula="of:=[.F97]/([.$B110]+[.F$103])" office:value-type="float" office:value="0.372549019607843" calcext:value-type="float">
            <text:p/>
          </table:table-cell>
          <table:table-cell table:style-name="ce2" table:formula="of:=[.G97]/([.$B110]+[.G$103])" office:value-type="float" office:value="0.805555555555556" calcext:value-type="float">
            <text:p/>
          </table:table-cell>
          <table:table-cell table:style-name="ce2" table:formula="of:=[.H97]/([.$B110]+[.H$103])" office:value-type="float" office:value="0.60377358490566" calcext:value-type="float">
            <text:p/>
          </table:table-cell>
          <table:table-cell table:style-name="ce2" table:formula="of:=[.I97]/([.$B110]+[.I$103])" office:value-type="float" office:value="1.95121951219512" calcext:value-type="float">
            <text:p/>
          </table:table-cell>
          <table:table-cell table:style-name="ce2" table:formula="of:=[.J97]/([.$B110]+[.J$103])" office:value-type="float" office:value="0.186046511627907" calcext:value-type="float">
            <text:p/>
          </table:table-cell>
          <table:table-cell table:style-name="ce2" table:formula="of:=[.K97]/([.$B110]+[.K$103])" office:value-type="float" office:value="0.408163265306122" calcext:value-type="float">
            <text:p/>
          </table:table-cell>
          <table:table-cell table:style-name="ce2" table:formula="of:=[.L97]/([.$B110]+[.L$103])" office:value-type="float" office:value="1.21100917431193" calcext:value-type="float">
            <text:p/>
          </table:table-cell>
          <table:table-cell table:style-name="ce2" table:formula="of:=[.M97]/([.$B110]+[.M$103])" office:value-type="float" office:value="0.361702127659574" calcext:value-type="float">
            <text:p/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C110]+1" office:value-type="float" office:value="6" calcext:value-type="float">
            <text:p/>
          </table:table-cell>
          <table:table-cell table:style-name="ce2" table:formula="of:=[.D98]/([.B111]+[.$D$103])" office:value-type="float" office:value="0.368421052631579" calcext:value-type="float">
            <text:p/>
          </table:table-cell>
          <table:table-cell table:style-name="ce2" table:formula="of:=[.E98]/([.$B111]+[.E$103])" office:value-type="float" office:value="0.12719298245614" calcext:value-type="float">
            <text:p/>
          </table:table-cell>
          <table:table-cell table:style-name="ce2" table:formula="of:=[.F98]/([.$B111]+[.F$103])" office:value-type="float" office:value="0" calcext:value-type="float">
            <text:p/>
          </table:table-cell>
          <table:table-cell table:style-name="ce2" table:formula="of:=[.G98]/([.$B111]+[.G$103])" office:value-type="float" office:value="0.0909090909090909" calcext:value-type="float">
            <text:p/>
          </table:table-cell>
          <table:table-cell table:style-name="ce2" table:formula="of:=[.H98]/([.$B111]+[.H$103])" office:value-type="float" office:value="0.214285714285714" calcext:value-type="float">
            <text:p/>
          </table:table-cell>
          <table:table-cell table:style-name="ce2" table:formula="of:=[.I98]/([.$B111]+[.I$103])" office:value-type="float" office:value="0.186046511627907" calcext:value-type="float">
            <text:p/>
          </table:table-cell>
          <table:table-cell table:style-name="ce2" table:formula="of:=[.J98]/([.$B111]+[.J$103])" office:value-type="float" office:value="0.5" calcext:value-type="float">
            <text:p/>
          </table:table-cell>
          <table:table-cell table:style-name="ce2" table:formula="of:=[.K98]/([.$B111]+[.K$103])" office:value-type="float" office:value="0.2" calcext:value-type="float">
            <text:p/>
          </table:table-cell>
          <table:table-cell table:style-name="ce2" table:formula="of:=[.L98]/([.$B111]+[.L$103])" office:value-type="float" office:value="0.1" calcext:value-type="float">
            <text:p/>
          </table:table-cell>
          <table:table-cell table:style-name="ce2" table:formula="of:=[.M98]/([.$B111]+[.M$103])" office:value-type="float" office:value="0.125" calcext:value-type="float">
            <text:p/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C111]+1" office:value-type="float" office:value="7" calcext:value-type="float">
            <text:p/>
          </table:table-cell>
          <table:table-cell table:style-name="ce2" table:formula="of:=[.D99]/([.B112]+[.$D$103])" office:value-type="float" office:value="0.44" calcext:value-type="float">
            <text:p/>
          </table:table-cell>
          <table:table-cell table:style-name="ce2" table:formula="of:=[.E99]/([.$B112]+[.E$103])" office:value-type="float" office:value="0.282051282051282" calcext:value-type="float">
            <text:p/>
          </table:table-cell>
          <table:table-cell table:style-name="ce2" table:formula="of:=[.F99]/([.$B112]+[.F$103])" office:value-type="float" office:value="0.111111111111111" calcext:value-type="float">
            <text:p/>
          </table:table-cell>
          <table:table-cell table:style-name="ce2" table:formula="of:=[.G99]/([.$B112]+[.G$103])" office:value-type="float" office:value="0.0769230769230769" calcext:value-type="float">
            <text:p/>
          </table:table-cell>
          <table:table-cell table:style-name="ce2" table:formula="of:=[.H99]/([.$B112]+[.H$103])" office:value-type="float" office:value="0.4" calcext:value-type="float">
            <text:p/>
          </table:table-cell>
          <table:table-cell table:style-name="ce2" table:formula="of:=[.I99]/([.$B112]+[.I$103])" office:value-type="float" office:value="0.408163265306122" calcext:value-type="float">
            <text:p/>
          </table:table-cell>
          <table:table-cell table:style-name="ce2" table:formula="of:=[.J99]/([.$B112]+[.J$103])" office:value-type="float" office:value="0.2" calcext:value-type="float">
            <text:p/>
          </table:table-cell>
          <table:table-cell table:style-name="ce2" table:formula="of:=[.K99]/([.$B112]+[.K$103])" office:value-type="float" office:value="0.5625" calcext:value-type="float">
            <text:p/>
          </table:table-cell>
          <table:table-cell table:style-name="ce2" table:formula="of:=[.L99]/([.$B112]+[.L$103])" office:value-type="float" office:value="0.236842105263158" calcext:value-type="float">
            <text:p/>
          </table:table-cell>
          <table:table-cell table:style-name="ce2" table:formula="of:=[.M99]/([.$B112]+[.M$103])" office:value-type="float" office:value="0.142857142857143" calcext:value-type="float">
            <text:p/>
          </table:table-cell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formula="of:=[.C112]+1" office:value-type="float" office:value="8" calcext:value-type="float">
            <text:p/>
          </table:table-cell>
          <table:table-cell table:style-name="ce2" table:formula="of:=[.D100]/([.B113]+[.$D$103])" office:value-type="float" office:value="1.30588235294118" calcext:value-type="float">
            <text:p/>
          </table:table-cell>
          <table:table-cell table:style-name="ce2" table:formula="of:=[.E100]/([.$B113]+[.E$103])" office:value-type="float" office:value="2.1530612244898" calcext:value-type="float">
            <text:p/>
          </table:table-cell>
          <table:table-cell table:style-name="ce2" table:formula="of:=[.F100]/([.$B113]+[.F$103])" office:value-type="float" office:value="0.333333333333333" calcext:value-type="float">
            <text:p/>
          </table:table-cell>
          <table:table-cell table:style-name="ce2" table:formula="of:=[.G100]/([.$B113]+[.G$103])" office:value-type="float" office:value="0.484848484848485" calcext:value-type="float">
            <text:p/>
          </table:table-cell>
          <table:table-cell table:style-name="ce2" table:formula="of:=[.H100]/([.$B113]+[.H$103])" office:value-type="float" office:value="0.425" calcext:value-type="float">
            <text:p/>
          </table:table-cell>
          <table:table-cell table:style-name="ce2" table:formula="of:=[.I100]/([.$B113]+[.I$103])" office:value-type="float" office:value="1.21100917431193" calcext:value-type="float">
            <text:p/>
          </table:table-cell>
          <table:table-cell table:style-name="ce2" table:formula="of:=[.J100]/([.$B113]+[.J$103])" office:value-type="float" office:value="0.1" calcext:value-type="float">
            <text:p/>
          </table:table-cell>
          <table:table-cell table:style-name="ce2" table:formula="of:=[.K100]/([.$B113]+[.K$103])" office:value-type="float" office:value="0.236842105263158" calcext:value-type="float">
            <text:p/>
          </table:table-cell>
          <table:table-cell table:style-name="ce2" table:formula="of:=[.L100]/([.$B113]+[.L$103])" office:value-type="float" office:value="1.41176470588235" calcext:value-type="float">
            <text:p/>
          </table:table-cell>
          <table:table-cell table:style-name="ce2" table:formula="of:=[.M100]/([.$B113]+[.M$103])" office:value-type="float" office:value="0.175675675675676" calcext:value-type="float">
            <text:p/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C113]+1" office:value-type="float" office:value="9" calcext:value-type="float">
            <text:p/>
          </table:table-cell>
          <table:table-cell table:style-name="ce2" table:formula="of:=[.D101]/([.B114]+[.$D$103])" office:value-type="float" office:value="0.434782608695652" calcext:value-type="float">
            <text:p/>
          </table:table-cell>
          <table:table-cell table:style-name="ce2" table:formula="of:=[.E101]/([.$B114]+[.E$103])" office:value-type="float" office:value="0.228448275862069" calcext:value-type="float">
            <text:p/>
          </table:table-cell>
          <table:table-cell table:style-name="ce2" table:formula="of:=[.F101]/([.$B114]+[.F$103])" office:value-type="float" office:value="0" calcext:value-type="float">
            <text:p/>
          </table:table-cell>
          <table:table-cell table:style-name="ce2" table:formula="of:=[.G101]/([.$B114]+[.G$103])" office:value-type="float" office:value="0.027027027027027" calcext:value-type="float">
            <text:p/>
          </table:table-cell>
          <table:table-cell table:style-name="ce2" table:formula="of:=[.H101]/([.$B114]+[.H$103])" office:value-type="float" office:value="0.222222222222222" calcext:value-type="float">
            <text:p/>
          </table:table-cell>
          <table:table-cell table:style-name="ce2" table:formula="of:=[.I101]/([.$B114]+[.I$103])" office:value-type="float" office:value="0.361702127659574" calcext:value-type="float">
            <text:p/>
          </table:table-cell>
          <table:table-cell table:style-name="ce2" table:formula="of:=[.J101]/([.$B114]+[.J$103])" office:value-type="float" office:value="0.125" calcext:value-type="float">
            <text:p/>
          </table:table-cell>
          <table:table-cell table:style-name="ce2" table:formula="of:=[.K101]/([.$B114]+[.K$103])" office:value-type="float" office:value="0.142857142857143" calcext:value-type="float">
            <text:p/>
          </table:table-cell>
          <table:table-cell table:style-name="ce2" table:formula="of:=[.L101]/([.$B114]+[.L$103])" office:value-type="float" office:value="0.175675675675676" calcext:value-type="float">
            <text:p/>
          </table:table-cell>
          <table:table-cell table:style-name="ce2" table:formula="of:=[.M101]/([.$B114]+[.M$103])" office:value-type="float" office:value="0.5" calcext:value-type="float">
            <text:p/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in</text:p>
          </table:table-cell>
          <table:table-cell table:formula="of:=MIN([.D105:.M114])" office:value-type="float" office:value="0" calcext:value-type="float">
            <text:p/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max</text:p>
          </table:table-cell>
          <table:table-cell table:formula="of:=MAX([.D105:.M114])" office:value-type="float" office:value="6.09070796460177" calcext:value-type="float">
            <text:p/>
          </table:table-cell>
          <table:table-cell table:number-columns-repeated="8"/>
        </table:table-row>
      </table:table>
      <table:named-expressions/>
      <table:database-ranges>
        <table:database-range table:name="__Anonymous_Sheet_DB__3" table:target-range-address="Scale.E3:Scale.E1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52:20.86002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0:52:55.016368523</meta:creation-date>
    <dc:date>2015-04-22T21:14:27.561872999</dc:date>
    <meta:editing-duration>PT2H20M5S</meta:editing-duration>
    <meta:editing-cycles>10</meta:editing-cycles>
    <meta:generator>LibreOffice/4.2.3.3$Linux_X86_64 LibreOffice_project/882f8a0a489bc99a9e60c7905a60226254cb6ff0</meta:generator>
    <meta:document-statistic meta:table-count="4" meta:cell-count="3839" meta:object-count="0"/>
  </office:meta>
</office:document-meta>
</file>